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k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ía PHP5 y PostgreSQL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4" text:style-name="P12">Posee una arquitectura de componentes </text:p>
              </text:list-item>
            </text:list>
            <text:list text:style-name="L3">
              <text:list-item>
                <text:list>
                  <text:list-item>
                    <text:p text:id="id15" text:style-name="P10">Separación en capa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13">controles gráfico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7" text:style-name="P13">comportamien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8" text:style-name="P13">persistenc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0">Soporte para transacciones complej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902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22" text:style-name="P9">23 sistemas desarrollados por 4 grupos distribuidos</text:p>
              </text:list-item>
            </text:list>
            <text:list text:style-name="L3">
              <text:list-item>
                <text:p text:id="id23" text:style-name="P9">Se brindan soluciones con plazos de 2 a 4 semanas (RAD)</text:p>
              </text:list-item>
            </text:list>
            <text:list text:style-name="L3">
              <text:list-item>
                <text:p text:id="id24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25" text:style-name="P9">Introducir la herramienta en el sistema universitario</text:p>
              </text:list-item>
            </text:list>
            <text:list text:style-name="L3">
              <text:list-item>
                <text:p text:id="id26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7" text:style-name="P9">Crear una comunidad alrededor del sistema</text:p>
              </text:list-item>
            </text:list>
            <text:list text:style-name="L3">
              <text:list-item>
                <text:p text:id="id28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4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4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  <style:master-page style:name="Predeterminado1" style:page-layout-name="PM1" draw:style-name="dp1">
      <office:forms form:automatic-focus="false" form:apply-design-mode="false"/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9T13:45:21</dc:date>
    <meta:print-date>2006-11-08T11:27:42</meta:print-date>
    <dc:language>es-AR</dc:language>
    <meta:editing-cycles>194</meta:editing-cycles>
    <meta:editing-duration>P1DT2H15M11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